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תוכנה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ליבה של מערכות גדולות ומבצעיות</text:p>
        </text:list-item>
        <text:list-item>
          <text:p text:style-name="P1">פיתחתי שירותים חדשים ומודרניים, כולל ארכיטקטורה ולוגיקה עסקית</text:p>
        </text:list-item>
        <text:list-item>
          <text:p text:style-name="P1">הובלתי שינוי של תצורות לcontainer-ים ומודרניזציה של תהליכי build ו-CI</text:p>
        </text:list-item>
        <text:list-item>
          <text:p text:style-name="P1">הייתי מעורב במיגרציה מסיבית בין תשתיות שרתי אפליקציה</text:p>
        </text:list-item>
        <text:list-item>
          <text:p text:style-name="P1">חקרתי ופתרתי עשרות תקלות קשורות ללוגיקה, ביצועים, אמינות ושרידות</text:p>
        </text:list-item>
        <text:list-item>
          <text:p text:style-name="P1">השלמתי קורס קצינים, שירותים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ים עם מערכות משובצות</text:p>
        </text:list-item>
        <text:list-item>
          <text:p text:style-name="P2">יחידת מצפ"ן: מפתח דוחות סטטיסטים ב-SAP ERP בסביבת BI, ב-full stack ו-d3.js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ניהול קבצים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</text:span>:</text:p>
      <text:list text:style-name="L5">
        <text:list-item>
          <text:p text:style-name="P5">רמה מקצועית: Java (Spring Boot, Tomcat, JPA)</text:p>
        </text:list-item>
        <text:list-item>
          <text:p text:style-name="P5">שפות נוספות: PL/SQL, JavaScript/Node/Typescript, Python, Bash, Golang</text:p>
        </text:list-item>
        <text:list-item>
          <text:p text:style-name="P5">ידע קודם: C/C++, C#.NET, Kotlin, PHP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7">
        <text:list-item>
          <text:p text:style-name="P7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7">פרויקט בהנדסת מערכות חלונות (C#.NET, WCF, WPF, ASP.NET). ציון: 100.</text:p>
        </text:list-item>
        <text:list-item>
          <text:p text:style-name="P7">פרויקט בארגון וניהול קבצים (strictly layered architecture, Managed C++, Windows Forms). ציון: 100.</text:p>
        </text:list-item>
        <text:list-item>
          <text:p text:style-name="P7">פרויקט בJava (MVC, JPA, Swing, Webservices, C# client, JSP). ציון: 100.</text:p>
        </text:list-item>
        <text:list-item>
          <text:p text:style-name="P7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